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765" officeooo:paragraph-rsid="0015b7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ff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7:41:02.062612349</meta:creation-date>
    <dc:date>2020-02-15T17:41:12.484902550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3.4.2$Linux_X86_64 LibreOffice_project/30$Build-2</meta:generator>
  </office:meta>
</office:document-meta>
</file>